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style:writing-mode="page"/>
    </style:style>
    <style:style style:name="Table-worker" style:family="table">
      <style:table-properties style:width="7.5in" fo:margin-left="0in" table:align="left" fo:background-color="transparent">
        <style:background-image/>
      </style:table-properties>
    </style:style>
    <style:style style:name="Table-worker.A" style:family="table-column">
      <style:table-column-properties style:column-width="7.5in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382in" fo:border-left="none" fo:border-right="none" fo:border-top="0.05pt solid #999999" fo:border-bottom="0.05pt solid #999999" style:writing-mode="page">
        <style:background-image/>
      </style:table-cell-properties>
    </style:style>
    <style:style style:name="Table-worker.2" style:family="table-row">
      <style:table-row-properties style:min-row-height="0.2549in"/>
    </style:style>
    <style:style style:name="Table-worker.A2" style:family="table-cell">
      <style:table-cell-properties fo:padding="0.0382in" fo:border-left="none" fo:border-right="none" fo:border-top="none" fo:border-bottom="0.05pt solid #999999" style:writing-mode="page"/>
    </style:style>
    <style:style style:name="Table-worker" style:family="table">
      <style:table-properties style:width="7.5in" fo:margin-left="0in" table:align="left" fo:background-color="transparent">
        <style:background-image/>
      </style:table-properties>
    </style:style>
    <style:style style:name="Table-worker.A" style:family="table-column">
      <style:table-column-properties style:column-width="7.5in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382in" fo:border-left="none" fo:border-right="none" fo:border-top="0.05pt solid #999999" fo:border-bottom="0.05pt solid #999999" style:writing-mode="page">
        <style:background-image/>
      </style:table-cell-properties>
    </style:style>
    <style:style style:name="Table-worker.2" style:family="table-row">
      <style:table-row-properties style:min-row-height="0.2549in"/>
    </style:style>
    <style:style style:name="Table-worker.A2" style:family="table-cell">
      <style:table-cell-properties fo:padding="0.0382in" fo:border-left="none" fo:border-right="none" fo:border-top="none" fo:border-bottom="0.05pt solid #999999" style:writing-mode="page"/>
    </style:style>
    <style:style style:name="Table-target" style:family="table">
      <style:table-properties style:width="7.4847in" fo:margin-left="0in" table:align="left" fo:background-color="transparent">
        <style:background-image/>
      </style:table-properties>
    </style:style>
    <style:style style:name="Table-target.A" style:family="table-column">
      <style:table-column-properties style:column-width="2.1299in"/>
    </style:style>
    <style:style style:name="Table-target.B" style:family="table-column">
      <style:table-column-properties style:column-width="1.3118in"/>
    </style:style>
    <style:style style:name="Table-target.C" style:family="table-column">
      <style:table-column-properties style:column-width="1.25in"/>
    </style:style>
    <style:style style:name="Table-target.D" style:family="table-column">
      <style:table-column-properties style:column-width="1.0028in"/>
    </style:style>
    <style:style style:name="Table-target.E" style:family="table-column">
      <style:table-column-properties style:column-width="1.7903in"/>
    </style:style>
    <style:style style:name="Table-target.1" style:family="table-row">
      <style:table-row-properties style:min-row-height="0.25in" fo:background-color="transparent">
        <style:background-image/>
      </style:table-row-properties>
    </style:style>
    <style:style style:name="Table-target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target.2" style:family="table-row">
      <style:table-row-properties style:min-row-height="0.25in"/>
    </style:style>
    <style:style style:name="Table-target.A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B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C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D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E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3" style:family="table-row">
      <style:table-row-properties style:min-row-height="0.2563in" fo:background-color="transparent">
        <style:background-image/>
      </style:table-row-properties>
    </style:style>
    <style:style style:name="Table-target.A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B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C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D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E3" style:family="table-cell">
      <style:table-cell-properties fo:padding="0.0201in" fo:border-left="none" fo:border-right="none" fo:border-top="none" fo:border-bottom="0.05pt solid #999999" style:writing-mode="page"/>
    </style:style>
    <style:style style:name="Table-input" style:family="table">
      <style:table-properties style:width="7.4806in" table:align="margins" fo:background-color="transparent">
        <style:background-image/>
      </style:table-properties>
    </style:style>
    <style:style style:name="Table-input.A" style:family="table-column">
      <style:table-column-properties style:column-width="2.4938in" style:rel-column-width="21845*"/>
    </style:style>
    <style:style style:name="Table-input.1" style:family="table-row">
      <style:table-row-properties fo:background-color="transparent">
        <style:background-image/>
      </style:table-row-properties>
    </style:style>
    <style:style style:name="Table-input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input.A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B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C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3" style:family="table-row">
      <style:table-row-properties style:min-row-height="0.259in"/>
    </style:style>
    <style:style style:name="Table-input.A3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B3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C3" style:family="table-cell">
      <style:table-cell-properties fo:padding="0.0201in" fo:border-left="none" fo:border-right="none" fo:border-top="none" fo:border-bottom="0.05pt solid #999999" style:writing-mode="page"/>
    </style:style>
    <style:style style:name="Table-tools" style:family="table">
      <style:table-properties style:width="7.4806in" table:align="margins" fo:background-color="transparent">
        <style:background-image/>
      </style:table-properties>
    </style:style>
    <style:style style:name="Table-tools.A" style:family="table-column">
      <style:table-column-properties style:column-width="3.7403in" style:rel-column-width="32767*"/>
    </style:style>
    <style:style style:name="Table-tools.B" style:family="table-column">
      <style:table-column-properties style:column-width="3.7403in" style:rel-column-width="32768*"/>
    </style:style>
    <style:style style:name="Table-tools.1" style:family="table-row">
      <style:table-row-properties fo:background-color="transparent">
        <style:background-image/>
      </style:table-row-properties>
    </style:style>
    <style:style style:name="Table-tools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tools.A2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B2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3" style:family="table-row">
      <style:table-row-properties style:min-row-height="0.259in"/>
    </style:style>
    <style:style style:name="Table-tools.A3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B3" style:family="table-cell">
      <style:table-cell-properties fo:padding="0.0201in" fo:border-left="none" fo:border-right="none" fo:border-top="none" fo:border-bottom="0.05pt solid #999999" style:writing-mode="page"/>
    </style:style>
    <style:style style:name="Table2" style:family="table">
      <style:table-properties style:width="7.4806in" table:align="margins" fo:background-color="transparent">
        <style:background-image/>
      </style:table-properties>
    </style:style>
    <style:style style:name="Table2.A" style:family="table-column">
      <style:table-column-properties style:column-width="7.4806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3" style:family="table">
      <style:table-properties style:width="1.7403in" fo:margin-left="5.7403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1.0451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P5" style:family="paragraph" style:parent-style-name="Table_20_Heading">
      <style:paragraph-properties fo:text-align="center" style:justify-single-word="false"/>
      <style:text-properties style:font-name="Lato" fo:font-size="12pt" officeooo:rsid="00d760d4" officeooo:paragraph-rsid="00d484d3" style:font-size-asian="12pt" style:font-size-complex="12pt"/>
    </style:style>
    <style:style style:name="P6" style:family="paragraph" style:parent-style-name="Lato">
      <style:text-properties fo:color="#3465a4" style:font-name="Lato" fo:font-size="11pt" style:font-size-asian="11pt" style:font-size-complex="11pt"/>
    </style:style>
    <style:style style:name="P7" style:family="paragraph" style:parent-style-name="Lato">
      <style:paragraph-properties fo:line-height="100%" fo:text-align="start" style:justify-single-word="false"/>
      <style:text-properties fo:color="#3465a4" style:font-name="Lato" fo:font-size="11pt" officeooo:rsid="011afc4c" officeooo:paragraph-rsid="011afc4c" style:font-size-asian="11pt" style:font-size-complex="11pt"/>
    </style:style>
    <style:style style:name="P8" style:family="paragraph" style:parent-style-name="Lato">
      <style:paragraph-properties fo:line-height="100%" fo:text-align="start" style:justify-single-word="false"/>
      <style:text-properties fo:color="#3465a4" style:font-name="Lato" fo:font-size="11pt" style:font-size-asian="11pt" style:font-size-complex="11pt"/>
    </style:style>
    <style:style style:name="P9" style:family="paragraph" style:parent-style-name="Lato">
      <style:text-properties style:font-name="Lato" fo:font-size="11pt" style:font-size-asian="11pt" style:font-size-complex="11pt"/>
    </style:style>
    <style:style style:name="P10" style:family="paragraph" style:parent-style-name="Lato">
      <style:paragraph-properties fo:line-height="100%" fo:text-align="start" style:justify-single-word="false"/>
      <style:text-properties style:font-name="Lato" fo:font-size="11pt" style:font-size-asian="11pt" style:font-size-complex="11pt"/>
    </style:style>
    <style:style style:name="P11" style:family="paragraph" style:parent-style-name="Lato">
      <style:text-properties style:font-name="Lato" fo:font-size="11pt" officeooo:rsid="00f643cf" officeooo:paragraph-rsid="00f643cf" style:font-size-asian="11pt" style:font-size-complex="11pt"/>
    </style:style>
    <style:style style:name="P12" style:family="paragraph" style:parent-style-name="Lato">
      <style:paragraph-properties fo:line-height="100%" fo:text-align="start" style:justify-single-word="false"/>
      <style:text-properties style:font-name="Lato" fo:font-size="11pt" officeooo:rsid="011bee78" officeooo:paragraph-rsid="011bee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Lato">
      <style:paragraph-properties fo:line-height="100%" fo:text-align="end" style:justify-single-word="false"/>
      <style:text-properties style:font-name="Lato" fo:font-size="11pt" officeooo:rsid="011bee78" officeooo:paragraph-rsid="011bee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Lato">
      <style:paragraph-properties fo:line-height="100%" fo:text-align="start" style:justify-single-word="false"/>
      <style:text-properties style:font-name="Lato" fo:font-size="11pt" officeooo:rsid="011e0ec5" officeooo:paragraph-rsid="011e0ec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Lato">
      <style:text-properties style:font-name="Lato" fo:font-size="13pt" style:font-size-asian="13pt" style:font-size-complex="13pt"/>
    </style:style>
    <style:style style:name="P16" style:family="paragraph" style:parent-style-name="Lato">
      <style:paragraph-properties fo:text-align="start" style:justify-single-word="false"/>
      <style:text-properties style:font-name="Lato" fo:font-size="12pt" fo:font-weight="normal" style:font-size-asian="12pt" style:font-weight-asian="normal" style:font-size-complex="12pt" style:font-weight-complex="normal"/>
    </style:style>
    <style:style style:name="P17" style:family="paragraph" style:parent-style-name="Lato">
      <style:paragraph-properties fo:text-align="end" style:justify-single-word="false"/>
      <style:text-properties style:font-name="Lato" fo:font-size="12pt" fo:font-weight="normal" style:font-size-asian="12pt" style:font-weight-asian="normal" style:font-size-complex="12pt" style:font-weight-complex="normal"/>
    </style:style>
    <style:style style:name="P18" style:family="paragraph" style:parent-style-name="Lato">
      <style:text-properties style:font-name="Lato" fo:font-size="12pt" style:font-size-asian="12pt" style:font-size-complex="12pt"/>
    </style:style>
    <style:style style:name="P19" style:family="paragraph" style:parent-style-name="Lato">
      <style:text-properties style:font-name="Lato" fo:font-size="12pt" officeooo:paragraph-rsid="01021705" style:font-size-asian="12pt" style:font-size-complex="12pt"/>
    </style:style>
    <style:style style:name="P20" style:family="paragraph" style:parent-style-name="Lato">
      <style:text-properties fo:color="#4e102d" style:font-name="Lato" fo:font-size="12pt" fo:font-weight="normal" style:font-size-asian="12pt" style:font-weight-asian="normal" style:font-size-complex="12pt" style:font-weight-complex="normal"/>
    </style:style>
    <style:style style:name="P21" style:family="paragraph" style:parent-style-name="Lato">
      <style:text-properties fo:color="#4e102d" style:font-name="Lato" fo:font-size="12pt" fo:font-weight="normal" officeooo:rsid="010a148d" officeooo:paragraph-rsid="010a148d" style:font-size-asian="12pt" style:font-weight-asian="normal" style:font-size-complex="12pt" style:font-weight-complex="normal"/>
    </style:style>
    <style:style style:name="P22" style:family="paragraph" style:parent-style-name="Lato">
      <style:text-properties fo:color="#4e102d" style:font-name="Lato" fo:font-size="12pt" style:font-size-asian="12pt" style:font-size-complex="12pt"/>
    </style:style>
    <style:style style:name="P23" style:family="paragraph" style:parent-style-name="Lato"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4e102d" style:font-name="Lato" fo:font-size="12pt" fo:font-weight="normal" officeooo:rsid="010a148d" officeooo:paragraph-rsid="010a148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ato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Lato" officeooo:rsid="00bd516c" officeooo:paragraph-rsid="00409218"/>
    </style:style>
    <style:style style:name="P27" style:family="paragraph" style:parent-style-name="Standard">
      <style:text-properties style:font-name="Lato" officeooo:rsid="00afdc66" officeooo:paragraph-rsid="00d484d3"/>
    </style:style>
    <style:style style:name="P28" style:family="paragraph" style:parent-style-name="Standard">
      <style:text-properties style:font-name="Lato" officeooo:rsid="00afdc66" officeooo:paragraph-rsid="00dadb17"/>
    </style:style>
    <style:style style:name="P29" style:family="paragraph" style:parent-style-name="Standard">
      <style:text-properties style:font-name="Lato" officeooo:rsid="00afdc66" officeooo:paragraph-rsid="00d6436c"/>
    </style:style>
    <style:style style:name="P30" style:family="paragraph" style:parent-style-name="Standard">
      <style:text-properties style:font-name="Lato" officeooo:paragraph-rsid="00f0b95f"/>
    </style:style>
    <style:style style:name="P31" style:family="paragraph" style:parent-style-name="Standard">
      <style:text-properties style:font-name="Lato" officeooo:paragraph-rsid="00dadb17"/>
    </style:style>
    <style:style style:name="P32" style:family="paragraph" style:parent-style-name="Standard">
      <style:text-properties style:font-name="Lato" officeooo:rsid="0069c780" officeooo:paragraph-rsid="00d6436c"/>
    </style:style>
    <style:style style:name="P33" style:family="paragraph" style:parent-style-name="Standard">
      <style:text-properties style:font-name="Lato" officeooo:rsid="0069c780" officeooo:paragraph-rsid="00fee6f4"/>
    </style:style>
    <style:style style:name="P34" style:family="paragraph" style:parent-style-name="Standard">
      <style:text-properties style:font-name="Lato" officeooo:rsid="00fee6f4" officeooo:paragraph-rsid="00fee6f4"/>
    </style:style>
    <style:style style:name="P35" style:family="paragraph" style:parent-style-name="Standard">
      <style:text-properties style:font-name="Lato" officeooo:rsid="00dc09e0" officeooo:paragraph-rsid="00dc09e0"/>
    </style:style>
    <style:style style:name="P36" style:family="paragraph" style:parent-style-name="Standard">
      <style:paragraph-properties fo:text-align="center" style:justify-single-word="false"/>
      <style:text-properties style:font-name="Lato" fo:font-size="12pt" officeooo:paragraph-rsid="01032efa" style:font-size-asian="12pt" style:font-size-complex="12pt"/>
    </style:style>
    <style:style style:name="P37" style:family="paragraph" style:parent-style-name="Standard">
      <style:text-properties style:font-name="Lato" fo:font-size="11pt" officeooo:paragraph-rsid="0126eee7" style:font-size-asian="11pt" style:font-size-complex="11pt"/>
    </style:style>
    <style:style style:name="P38" style:family="paragraph" style:parent-style-name="Standard">
      <style:paragraph-properties fo:text-align="end" style:justify-single-word="false"/>
      <style:text-properties style:font-name="Lato" fo:font-size="11pt" officeooo:paragraph-rsid="0126eee7" style:font-size-asian="11pt" style:font-size-complex="11pt"/>
    </style:style>
    <style:style style:name="P39" style:family="paragraph" style:parent-style-name="Table_20_Contents">
      <style:text-properties style:font-name="Lato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P42" style:family="paragraph">
      <style:paragraph-properties fo:text-align="center"/>
      <style:text-properties style:font-name="Lato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T1" style:family="text">
      <style:text-properties officeooo:rsid="00d6436c"/>
    </style:style>
    <style:style style:name="T2" style:family="text">
      <style:text-properties officeooo:rsid="00d8a8b3"/>
    </style:style>
    <style:style style:name="T3" style:family="text">
      <style:text-properties officeooo:rsid="00fe0ee6"/>
    </style:style>
    <style:style style:name="T4" style:family="text">
      <style:text-properties officeooo:rsid="010a148d"/>
    </style:style>
    <style:style style:name="T5" style:family="text">
      <style:text-properties officeooo:rsid="01175570"/>
    </style:style>
    <style:style style:name="T6" style:family="text">
      <style:text-properties officeooo:rsid="0117fa5d"/>
    </style:style>
    <style:style style:name="T7" style:family="text">
      <style:text-properties officeooo:rsid="01194d4f"/>
    </style:style>
    <style:style style:name="T8" style:family="text">
      <style:text-properties style:font-name="Lato"/>
    </style:style>
    <style:style style:name="T9" style:family="text">
      <style:text-properties style:font-name="Lato" officeooo:rsid="00d8a8b3"/>
    </style:style>
    <style:style style:name="T10" style:family="text">
      <style:text-properties style:font-name="Lato" officeooo:rsid="00fe0ee6"/>
    </style:style>
    <style:style style:name="T11" style:family="text">
      <style:text-properties fo:font-size="12pt" officeooo:rsid="00d8a8b3" style:font-size-asian="12pt" style:font-size-complex="12pt"/>
    </style:style>
    <style:style style:name="T12" style:family="text">
      <style:text-properties fo:font-size="12pt" officeooo:rsid="0128b3c0" style:font-size-asian="12pt" style:font-size-complex="12pt"/>
    </style:style>
    <style:style style:name="T13" style:family="text">
      <style:text-properties style:font-name="Lato" fo:font-size="11pt" style:font-size-asian="11pt" style:font-size-complex="11pt"/>
    </style:style>
    <style:style style:name="T14" style:family="text">
      <style:text-properties style:font-name="Lato"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in" svg:stroke-color="#4e102d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line text:anchor-type="paragraph" draw:z-index="3" draw:name="Shape4" draw:style-name="gr1" draw:text-style-name="P40" svg:x1="7.3602in" svg:y1="0.1402in" svg:x2="0.0402in" svg:y2="0.1402in"><text:p/></draw:line></text:p>
      <text:p text:style-name="P27"/>
      <text:p text:style-name="P15">Référence : [INTERV_NAME]</text:p>
      <text:p text:style-name="P15"/>
      <table:table table:name="Table6" table:style-name="Table6">
        <table:table-column table:style-name="Table6.A"/>
        <table:table-header-rows>
          <table:table-row table:style-name="TableLine94717339557600">
            <table:table-cell table:style-name="Table6.A1" office:value-type="string">
              <table:table table:name="Table-worker" table:style-name="Table-worker">
                <table:table-column table:style-name="Table-worker.A"/>
                <table:table-row table:style-name="Table-worker.1">
                  <table:table-cell table:style-name="Table-worker.A1" office:value-type="string">
                    <text:p text:style-name="P20">OPÉRATEUR<text:span text:style-name="T4">(S)</text:span></text:p>
                  </table:table-cell>
                </table:table-row>
                <table:table-row table:style-name="Table-worker.2">
                  <table:table-cell table:style-name="Table-worker.A2" office:value-type="string">
                    <text:p text:style-name="P9">[WORKER_NAME]</text:p>
                  </table:table-cell>
                </table:table-row>
              </table:table>
              <text:p text:style-name="P5"/>
            </table:table-cell>
          </table:table-row>
        </table:table-header-rows>
      </table:table>
      <text:p text:style-name="P27"/>
      <table:table table:name="Table-target" table:style-name="Table-target">
        <table:table-column table:style-name="Table-target.A"/>
        <table:table-column table:style-name="Table-target.B"/>
        <table:table-column table:style-name="Table-target.C"/>
        <table:table-column table:style-name="Table-target.D"/>
        <table:table-column table:style-name="Table-target.E"/>
        <table:table-header-rows>
          <table:table-row table:style-name="Table-target.1">
            <table:table-cell table:style-name="Table-target.A1" table:number-columns-spanned="5" office:value-type="string">
              <text:p text:style-name="P24">CIBLE(S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-target.2">
            <table:table-cell table:style-name="Table-target.A2" office:value-type="string">
              <text:p text:style-name="P16">Nom</text:p>
            </table:table-cell>
            <table:table-cell table:style-name="Table-target.B2" office:value-type="string">
              <text:p text:style-name="P16">Type</text:p>
            </table:table-cell>
            <table:table-cell table:style-name="Table-target.C2" office:value-type="string">
              <text:p text:style-name="P16">Superficie <text:span text:style-name="T5">(ha)</text:span></text:p>
            </table:table-cell>
            <table:table-cell table:style-name="Table-target.D2" office:value-type="string">
              <text:p text:style-name="P16">% <text:span text:style-name="T7">tr</text:span><text:span text:style-name="T1">availlé</text:span></text:p>
            </table:table-cell>
            <table:table-cell table:style-name="Table-target.E2" office:value-type="string">
              <text:p text:style-name="P17">Superficie travaillée <text:span text:style-name="T6">(ha)</text:span></text:p>
            </table:table-cell>
          </table:table-row>
        </table:table-header-rows>
        <table:table-row table:style-name="Table-target.3">
          <table:table-cell table:style-name="Table-target.A3" office:value-type="string">
            <text:p text:style-name="P7">[TAR_NAME]</text:p>
          </table:table-cell>
          <table:table-cell table:style-name="Table-target.B3" office:value-type="string">
            <text:p text:style-name="P14">[TAR_TYPE]</text:p>
          </table:table-cell>
          <table:table-cell table:style-name="Table-target.C3" office:value-type="string">
            <text:p text:style-name="P12">[TAR_AREA]</text:p>
          </table:table-cell>
          <table:table-cell table:style-name="Table-target.D3" office:value-type="string">
            <text:p text:style-name="P12">[TAR_PCT]</text:p>
          </table:table-cell>
          <table:table-cell table:style-name="Table-target.E3" office:value-type="string">
            <text:p text:style-name="P13">[TAR_W_AREA]</text:p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row table:style-name="TableLine94717425703136">
          <table:table-cell table:style-name="Table3.A1" office:value-type="string">
            <text:p text:style-name="P37"><text:span text:style-name="T2"><text:s/></text:span><text:span text:style-name="T11">Tota</text:span><text:span text:style-name="T12">l :</text:span><text:span text:style-name="T2"> </text:span></text:p>
          </table:table-cell>
          <table:table-cell table:style-name="Table3.A1" office:value-type="string">
            <text:p text:style-name="P38"><text:span text:style-name="T3">[AREA]</text:span></text:p>
          </table:table-cell>
        </table:table-row>
      </table:table>
      <text:p text:style-name="P28"/>
      <text:p text:style-name="P30"><text:span text:style-name="T2"><text:tab/><text:tab/><text:tab/><text:tab/><text:tab/><text:tab/><text:tab/><text:tab/><text:tab/><text:tab/><text:tab/> <text:s text:c="6"/></text:span></text:p>
      <text:p text:style-name="P31"/>
      <table:table table:name="Table-input" table:style-name="Table-input">
        <table:table-column table:style-name="Table-input.A" table:number-columns-repeated="3"/>
        <table:table-header-rows>
          <table:table-row table:style-name="Table-input.1">
            <table:table-cell table:style-name="Table-input.A1" table:number-columns-spanned="3" office:value-type="string">
              <text:p text:style-name="P21">PRODUIT(S)</text:p>
            </table:table-cell>
            <table:covered-table-cell/>
            <table:covered-table-cell/>
          </table:table-row>
          <table:table-row table:style-name="TableLine94717424576688">
            <table:table-cell table:style-name="Table-input.A2" office:value-type="string">
              <text:p text:style-name="P16">Nom</text:p>
            </table:table-cell>
            <table:table-cell table:style-name="Table-input.B2" office:value-type="string">
              <text:p text:style-name="P16">Dose</text:p>
            </table:table-cell>
            <table:table-cell table:style-name="Table-input.C2" office:value-type="string">
              <text:p text:style-name="P16">Quantité</text:p>
            </table:table-cell>
          </table:table-row>
        </table:table-header-rows>
        <table:table-row table:style-name="Table-input.3">
          <table:table-cell table:style-name="Table-input.A3" office:value-type="string">
            <text:p text:style-name="P8">[INPUT_NAME]</text:p>
          </table:table-cell>
          <table:table-cell table:style-name="Table-input.B3" office:value-type="string">
            <text:p text:style-name="P10">[INPUT_RATE]</text:p>
          </table:table-cell>
          <table:table-cell table:style-name="Table-input.C3" office:value-type="string">
            <text:p text:style-name="P10">[INPUT_QUANTITY]</text:p>
          </table:table-cell>
        </table:table-row>
      </table:table>
      <text:p text:style-name="P29"/>
      <text:p text:style-name="P29"/>
      <table:table table:name="Table-tools" table:style-name="Table-tools">
        <table:table-column table:style-name="Table-tools.A"/>
        <table:table-column table:style-name="Table-tools.B"/>
        <table:table-header-rows>
          <table:table-row table:style-name="Table-tools.1">
            <table:table-cell table:style-name="Table-tools.A1" table:number-columns-spanned="2" office:value-type="string">
              <text:p text:style-name="P22">ÉQUIPEMENT(S)</text:p>
            </table:table-cell>
            <table:covered-table-cell/>
          </table:table-row>
          <table:table-row table:style-name="TableLine94717424586304">
            <table:table-cell table:style-name="Table-tools.A2" office:value-type="string">
              <text:p text:style-name="P23">Nom</text:p>
            </table:table-cell>
            <table:table-cell table:style-name="Table-tools.B2" office:value-type="string">
              <text:p text:style-name="P23">Type</text:p>
            </table:table-cell>
          </table:table-row>
        </table:table-header-rows>
        <table:table-row table:style-name="Table-tools.3">
          <table:table-cell table:style-name="Table-tools.A3" office:value-type="string">
            <text:p text:style-name="P6">[TOOL_NAME]</text:p>
          </table:table-cell>
          <table:table-cell table:style-name="Table-tools.B3" office:value-type="string">
            <text:p text:style-name="P11">[TOOL_NATURE]</text:p>
          </table:table-cell>
        </table:table-row>
      </table:table>
      <text:p text:style-name="P32"/>
      <text:p text:style-name="P33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21">DESCRIPTION</text:p>
            </table:table-cell>
          </table:table-row>
        </table:table-header-rows>
      </table:table>
      <text:p text:style-name="P34"/>
      <text:p text:style-name="P18">[INTERV_DESC]</text:p>
      <text:p text:style-name="P35"/>
      <text:p text:style-name="P35"/>
      <text:p text:style-name="P19">Signature de l’intervenant : <text:s text:c="74"/>Observation :</text:p>
      <text:p text:style-name="P19"/>
      <text:p text:style-name="P19"/>
      <text:p text:style-name="P36"><draw:line text:anchor-type="paragraph" draw:z-index="4" draw:name="Shape4_0" draw:style-name="gr1" draw:text-style-name="P40" svg:x1="7.3909in" svg:y1="3.0409in" svg:x2="0.0709in" svg:y2="3.0409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Lato" style:family="paragraph" style:parent-style-name="Table_20_Contents">
      <style:text-properties fo:font-size="10pt" style:font-size-asian="10pt" style:font-size-complex="10pt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7.4806in" style:rel-column-width="65535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>
      <style:paragraph-properties fo:text-align="center"/>
      <style:text-properties style:font-name="Lato"/>
    </style:style>
    <style:style style:name="MP3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P7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style:font-name="Lato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MP9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T1" style:family="text">
      <style:text-properties style:font-name="Lato" fo:font-size="22pt" style:font-size-asian="22pt" style:font-size-complex="22pt"/>
    </style:style>
    <style:style style:name="MT2" style:family="text">
      <style:text-properties style:font-name="Lato"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Shape1" draw:style-name="Mgr1" draw:text-style-name="MP3" svg:width="7.4169in" svg:height="0.3823in" svg:x="0.0319in" svg:y="-0.1118in"><draw:text-box><text:p text:style-name="MP2"><text:span text:style-name="MT1">Fiche </text:span><text:span text:style-name="MT1">d’interventi</text:span><text:span text:style-name="MT1">on</text:span></text:p></draw:text-box></draw:frame><draw:frame text:anchor-type="paragraph" draw:z-index="2" draw:name="Shape2" draw:style-name="Mgr2" draw:text-style-name="MP5" svg:width="1.6598in" svg:height="0.2921in" svg:x="5.7472in" svg:y="0.0134in"><draw:text-box><text:p text:style-name="MP4"><text:span text:style-name="MT2">[INTERV_DATE]</text:span></text:p></draw:text-box></draw:frame><draw:frame draw:style-name="Mfr1" draw:name="Image7" text:anchor-type="char" svg:x="0.0319in" svg:y="-0.1118in" svg:width="0.3874in" svg:height="0.3874in" draw:z-index="0"><draw:image xlink:href="Pictures/10000201000001E0000001E0CB9C3B97E450A439.png" xlink:type="simple" xlink:show="embed" xlink:actuate="onLoad" loext:mime-type="image/png"/></draw:frame></text:p>
      </style:header>
      <style:footer>
        <text:p text:style-name="MP6"/>
        <table:table table:name="Table1" table:style-name="Table1">
          <table:table-column table:style-name="Table1.A"/>
          <table:table-row table:style-name="TableLine94717425083040">
            <table:table-cell office:value-type="string">
              <text:p text:style-name="MP8">[COMPANY_ADDRESS]</text:p>
              <text:p text:style-name="MP9"/>
              <text:p text:style-name="MP9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5-04T11:30:32.472113337</dc:date>
    <meta:editing-duration>PT9H9M6S</meta:editing-duration>
    <meta:editing-cycles>222</meta:editing-cycles>
    <meta:generator>LibreOffice/6.4.7.2$Linux_X86_64 LibreOffice_project/40$Build-2</meta:generator>
    <meta:document-statistic meta:table-count="8" meta:image-count="1" meta:object-count="0" meta:page-count="1" meta:paragraph-count="33" meta:word-count="44" meta:character-count="467" meta:non-whitespace-character-count="361"/>
  </office:meta>
</office:document-meta>
</file>